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abecera1</text:p>
          </table:table-cell>
          <table:table-cell office:value-type="string">
            <text:p>caecera2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/02/2012</text:date>, <text:time>17:3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2T17:31:26.07</meta:creation-date>
    <dc:date>2012-02-22T17:34:56.09</dc:date>
    <meta:editing-duration>PT3M31S</meta:editing-duration>
    <meta:editing-cycles>1</meta:editing-cycles>
    <meta:document-statistic meta:table-count="3" meta:cell-count="13" meta:object-count="0"/>
    <meta:generator>OpenOffice.org/3.3$Win32 OpenOffice.org_project/330m20$Build-9567</meta:generator>
  </office:meta>
</office:document-meta>
</file>